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CAPACITACIONES AÑO 2022 Y 20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Archivo de la Web </text:p>
          </table:table-cell>
          <table:table-cell table:number-columns-repeated="2"/>
          <table:table-cell office:value-type="string" calcext:value-type="string">
            <text:p>No hubo capacitaciones 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Biblioteca Nacional (BN) </text:p>
          </table:table-cell>
          <table:table-cell table:number-columns-repeated="2"/>
          <table:table-cell office:value-type="string" calcext:value-type="string">
            <text:p>No hubo capacitaciones 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Comisión para el Mercado Financiero (CMF) 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ÑO <text:s/>2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ernes 10 noviembre</text:p>
          </table:table-cell>
          <table:table-cell/>
          <table:table-cell office:value-type="string" calcext:value-type="string">
            <text:p>Inducción a María Clara Soria, Viviana Castellón, René Utreras (Cristia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:00 a 12:00</text:p>
          </table:table-cell>
          <table:table-cell/>
          <table:table-cell office:value-type="string" calcext:value-type="string">
            <text:p>Tema: Inducción Engine de Conoce tu Deuda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Dirección de Presupuesto (Dipres) </text:p>
          </table:table-cell>
          <table:table-cell table:number-columns-repeated="2"/>
          <table:table-cell office:value-type="string" calcext:value-type="string">
            <text:p>No hubo capacitaciones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Dirección del Trabajo (DT) 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AÑO <text:s/>2023</text:p>
          </table:table-cell>
          <table:table-cell table:style-name="ce4" table:number-columns-repeated="6"/>
          <table:table-cell/>
        </table:table-row>
        <table:table-row table:style-name="ro2">
          <table:table-cell/>
          <table:table-cell table:style-name="ce4" office:value-type="string" calcext:value-type="string">
            <text:p>Miércoles 26 julio</text:p>
          </table:table-cell>
          <table:table-cell table:style-name="ce4"/>
          <table:table-cell table:style-name="ce4" office:value-type="string" calcext:value-type="string">
            <text:p>Capacitación Engine a Leonardo Pérez y Oscar Martínez (Gabo)</text:p>
          </table:table-cell>
          <table:table-cell table:style-name="ce4" table:number-columns-repeated="4"/>
          <table:table-cell/>
        </table:table-row>
        <table:table-row table:style-name="ro2">
          <table:table-cell/>
          <table:table-cell table:style-name="ce4" office:value-type="string" calcext:value-type="string">
            <text:p>11:00 a 13:00</text:p>
          </table:table-cell>
          <table:table-cell table:style-name="ce4" table:number-columns-repeated="6"/>
          <table:table-cell/>
        </table:table-row>
        <table:table-row table:style-name="ro2">
          <table:table-cell/>
          <table:table-cell table:style-name="ce4" office:value-type="string" calcext:value-type="string">
            <text:p>Miércoles 2 agosto</text:p>
          </table:table-cell>
          <table:table-cell table:style-name="ce4"/>
          <table:table-cell table:style-name="ce4" office:value-type="string" calcext:value-type="string">
            <text:p>Capacitación Engine a Leonardo Pérez y Oscar Martínez (Gabo)</text:p>
          </table:table-cell>
          <table:table-cell table:style-name="ce4" table:number-columns-repeated="4"/>
          <table:table-cell/>
        </table:table-row>
        <table:table-row table:style-name="ro2">
          <table:table-cell/>
          <table:table-cell table:style-name="ce4" office:value-type="string" calcext:value-type="string">
            <text:p>10:00 a 12:00</text:p>
          </table:table-cell>
          <table:table-cell table:style-name="ce4" table:number-columns-repeated="6"/>
          <table:table-cell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Londres 38 </text:p>
          </table:table-cell>
          <table:table-cell table:number-columns-repeated="2"/>
          <table:table-cell office:value-type="string" calcext:value-type="string">
            <text:p>No hubo capacitaciones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ONDAC 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AÑO <text:s/>2022</text:p>
          </table:table-cell>
          <table:table-cell table:style-name="ce4" table:number-columns-repeated="6"/>
          <table:table-cell/>
        </table:table-row>
        <table:table-row table:style-name="ro2">
          <table:table-cell/>
          <table:table-cell table:style-name="ce4" office:value-type="string" calcext:value-type="string">
            <text:p>Lunes 22 agosto</text:p>
          </table:table-cell>
          <table:table-cell table:style-name="ce4"/>
          <table:table-cell table:style-name="ce4" office:value-type="string" calcext:value-type="string">
            <text:p>Sesión de Inducción Ondac (Fernando)</text:p>
          </table:table-cell>
          <table:table-cell table:style-name="ce4" table:number-columns-repeated="3"/>
          <table:table-cell table:style-name="ce6" office:value-type="string" calcext:value-type="string">
            <text:p>Asistentes: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10:30 a 12:30</text:p>
          </table:table-cell>
          <table:table-cell table:style-name="ce4" table:number-columns-repeated="5"/>
          <table:table-cell table:style-name="ce4" office:value-type="string" calcext:value-type="string">
            <text:p>Catalina Ramírez</text:p>
          </table:table-cell>
          <table:table-cell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Nicole Gacitúa</text:p>
          </table:table-cell>
          <table:table-cell/>
        </table:table-row>
        <table:table-row table:style-name="ro2">
          <table:table-cell table:style-name="ce4" table:number-columns-repeated="8"/>
          <table:table-cell/>
        </table:table-row>
        <table:table-row table:style-name="ro1">
          <table:table-cell table:style-name="ce2" office:value-type="string" calcext:value-type="string">
            <text:p>Servicio Nacional del Consumidor (SERNAC) 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AÑO <text:s/>2023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Jueves 27 julio</text:p>
          </table:table-cell>
          <table:table-cell table:style-name="ce4"/>
          <table:table-cell table:style-name="ce4" office:value-type="string" calcext:value-type="string">
            <text:p>Capacitación a Ricardo Campos (Gabo)</text:p>
          </table:table-cell>
          <table:table-cell table:style-name="ce4" table:number-columns-repeated="2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15:30 a 18:00</text:p>
          </table:table-cell>
          <table:table-cell table:style-name="ce4"/>
          <table:table-cell table:style-name="ce4" office:value-type="string" calcext:value-type="string">
            <text:p>Tema: Capacitación en Formularios Engine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ervicio Nacional del Patrimonio Cultural (SERPAT) 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ÑO <text:s/>20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eves 16 junio</text:p>
          </table:table-cell>
          <table:table-cell/>
          <table:table-cell office:value-type="string" calcext:value-type="string">
            <text:p>Capacitación 1 Engine a Carlos Cuevas (Gabo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:30 a 12:30</text:p>
          </table:table-cell>
          <table:table-cell/>
          <table:table-cell office:value-type="string" calcext:value-type="string">
            <text:p>Temas: Introducción a Newtenberg Engine; Escritorio de trabajo (revisión de menú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 opciones y su uso); Uso de opción Abrir y búsqueda interna de contenidos y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ocumentos; ¿Qué es un Eidox?; Manejar workflow de trabajo. Despachar segú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terés del usuario. Definir mensajes a Destinatario para revisión y edición d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enid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nes 20 junio</text:p>
          </table:table-cell>
          <table:table-cell/>
          <table:table-cell office:value-type="string" calcext:value-type="string">
            <text:p>Capacitación 2 Engine a Carlos Cuevas (Gabo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:30 a 12:45</text:p>
          </table:table-cell>
          <table:table-cell/>
          <table:table-cell office:value-type="string" calcext:value-type="string">
            <text:p>Temas: Estructura general del sitio; Acceso a la prevista y aprender a diferencia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a url de una prevista a la de un sitio publicado; Herramientas del editor del eidox;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gregar documentos, imágenes u otro tipo de recursos a los contenidos; Edició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 miniaturas; Cajas contenedoras; Moldes y diagramació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eves 23 junio</text:p>
          </table:table-cell>
          <table:table-cell/>
          <table:table-cell office:value-type="string" calcext:value-type="string">
            <text:p>Capacitación 3 Engine a Carlos Cuevas (Gabo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:30 a 12:30</text:p>
          </table:table-cell>
          <table:table-cell/>
          <table:table-cell office:value-type="string" calcext:value-type="string">
            <text:p>Temas: Agregar recursos a un eidox, documentos, imágenes u otro tipo de recurso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 los contenidos; Manejo de recursos; Edición de miniaturas en recurso; Publicació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 despublicación de contenidos; Revisión de estructura de sitio Registro de Museos;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visión de estructura de sitio ZEM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ubsecretaría de Pesca (Subpesca)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ÑO <text:s/>20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eves 5 mayo</text:p>
          </table:table-cell>
          <table:table-cell/>
          <table:table-cell office:value-type="string" calcext:value-type="string">
            <text:p>Capacitación a David San Pedro (Paola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:00 a 11:45</text:p>
          </table:table-cell>
          <table:table-cell/>
          <table:table-cell office:value-type="string" calcext:value-type="string">
            <text:p>Tema: Enseñar a utilizar la plataforma para poder modificar y publicar la agenda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aria en la web. Crear eidox y editar su contenido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ÑO <text:s/>2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es 17 julio</text:p>
          </table:table-cell>
          <table:table-cell/>
          <table:table-cell office:value-type="string" calcext:value-type="string">
            <text:p>Capacitación básica Engine 1/5 a Candela Bernal y Claudia Valle (Paola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:30 a 12:30</text:p>
          </table:table-cell>
          <table:table-cell/>
          <table:table-cell office:value-type="string" calcext:value-type="string">
            <text:p>Candela Bernal – Periodista / Claudia Valle – Jefa de Comunicacione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Viernes 22 septiembre</text:p>
          </table:table-cell>
          <table:table-cell/>
          <table:table-cell office:value-type="string" calcext:value-type="string">
            <text:p>Capacitación básica Engine a Candela Bernal y Karin Micelli (Paola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:30 a 12:3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uperintendencia de Pensiones</text:p>
          </table:table-cell>
          <table:table-cell table:number-columns-repeated="2"/>
          <table:table-cell office:value-type="string" calcext:value-type="string">
            <text:p>No hubo capacitaciones 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uperintendencia de Salud (Supersalud) 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AÑO <text:s/>2022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4" office:value-type="string" calcext:value-type="string">
            <text:p>Lunes 24 octubre</text:p>
          </table:table-cell>
          <table:table-cell table:style-name="ce4"/>
          <table:table-cell table:style-name="ce4" office:value-type="string" calcext:value-type="string">
            <text:p>Capacitación a Daniela Montoya y Emma Barraza - Administradoras del Portal Web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15:00 a 17:00</text:p>
          </table:table-cell>
          <table:table-cell table:style-name="ce4"/>
          <table:table-cell table:style-name="ce4" office:value-type="string" calcext:value-type="string">
            <text:p>(Cristian)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Martes 25 octubre</text:p>
          </table:table-cell>
          <table:table-cell table:style-name="ce4"/>
          <table:table-cell table:style-name="ce4" office:value-type="string" calcext:value-type="string">
            <text:p>Capacitación a Daniela Montoya y Emma Barraza - Administradoras del Portal Web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15:00 a 17:00</text:p>
          </table:table-cell>
          <table:table-cell table:style-name="ce4"/>
          <table:table-cell table:style-name="ce4" office:value-type="string" calcext:value-type="string">
            <text:p>(Cristian)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Jueves 27 octubre</text:p>
          </table:table-cell>
          <table:table-cell table:style-name="ce4"/>
          <table:table-cell table:style-name="ce4" office:value-type="string" calcext:value-type="string">
            <text:p>Capacitación a Daniela Montoya y Emma Barraza - Administradoras del Portal Web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15:00 a 17:00</text:p>
          </table:table-cell>
          <table:table-cell table:style-name="ce4"/>
          <table:table-cell table:style-name="ce4" office:value-type="string" calcext:value-type="string">
            <text:p>(Cristian)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Miércoles 2 noviembre</text:p>
          </table:table-cell>
          <table:table-cell table:style-name="ce4"/>
          <table:table-cell table:style-name="ce4" office:value-type="string" calcext:value-type="string">
            <text:p>Capacitación a Daniela Montoya y Emma Barraza - Administradoras del Portal Web 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15:00 a 17:00</text:p>
          </table:table-cell>
          <table:table-cell table:style-name="ce4"/>
          <table:table-cell table:style-name="ce4" office:value-type="string" calcext:value-type="string">
            <text:p>(Cristian)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Jueves 3 noviembre</text:p>
          </table:table-cell>
          <table:table-cell table:style-name="ce4"/>
          <table:table-cell table:style-name="ce4" office:value-type="string" calcext:value-type="string">
            <text:p>Capacitación a Daniela Montoya y Emma Barraza - Administradoras del Portal Web 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15:00 a 17:00</text:p>
          </table:table-cell>
          <table:table-cell table:style-name="ce4"/>
          <table:table-cell table:style-name="ce4" office:value-type="string" calcext:value-type="string">
            <text:p>(Cristian)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table:number-columns-repeated="8"/>
        </table:table-row>
        <table:table-row table:style-name="ro2">
          <table:table-cell/>
          <table:table-cell table:style-name="ce3" office:value-type="string" calcext:value-type="string">
            <text:p>AÑO <text:s/>2023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4" office:value-type="string" calcext:value-type="string">
            <text:p>Miércoles 25 enero</text:p>
          </table:table-cell>
          <table:table-cell table:style-name="ce4"/>
          <table:table-cell table:style-name="ce4" office:value-type="string" calcext:value-type="string">
            <text:p>Capacitación presencial a Daniela Montoya y Emma Barraza (Fernando)</text:p>
          </table:table-cell>
          <table:table-cell table:style-name="ce4" table:number-columns-repeated="5"/>
        </table:table-row>
        <table:table-row table:style-name="ro2">
          <table:table-cell/>
          <table:table-cell table:style-name="ce4" office:value-type="string" calcext:value-type="string">
            <text:p>15:00 a 17:30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3"/>
          <table:table-cell table:style-name="ce4" table:number-columns-repeated="7"/>
        </table:table-row>
        <table:table-row table:style-name="ro2">
          <table:table-cell/>
          <table:table-cell table:style-name="ce4" office:value-type="string" calcext:value-type="string">
            <text:p>Martes 4 abril</text:p>
          </table:table-cell>
          <table:table-cell table:style-name="ce4"/>
          <table:table-cell table:style-name="ce4" office:value-type="string" calcext:value-type="string">
            <text:p>Capacitación presencial (Paola)</text:p>
          </table:table-cell>
          <table:table-cell table:style-name="ce4" table:number-columns-repeated="3"/>
          <table:table-cell table:style-name="ce6" office:value-type="string" calcext:value-type="string">
            <text:p>Asistentes: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10:00 a 13:00</text:p>
          </table:table-cell>
          <table:table-cell table:style-name="ce4"/>
          <table:table-cell table:style-name="ce4" office:value-type="string" calcext:value-type="string">
            <text:p>Temas: Creación de eidox, clasificar, despachar a </text:p>
          </table:table-cell>
          <table:table-cell table:style-name="ce4" table:number-columns-repeated="3"/>
          <table:table-cell table:style-name="ce4" office:value-type="string" calcext:value-type="string">
            <text:p>María Francisca Silva Beas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otros usuarios y adjuntar recursos</text:p>
          </table:table-cell>
          <table:table-cell table:style-name="ce4" table:number-columns-repeated="3"/>
          <table:table-cell table:style-name="ce4" office:value-type="string" calcext:value-type="string">
            <text:p>Héctor Plazaola Acuñ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Milena Vargas Mes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Alejandro Santander Ceped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Rodrigo Sala Córdov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Diego Neira Paredes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Daniel Muñoz Hermosill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6" office:value-type="string" calcext:value-type="string">
            <text:p>Asistieron como oyentes: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Emma Barraz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Daniela Montoy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8"/>
        </table:table-row>
        <table:table-row table:style-name="ro2">
          <table:table-cell/>
          <table:table-cell table:style-name="ce4" office:value-type="string" calcext:value-type="string">
            <text:p>Martes 3 octubre</text:p>
          </table:table-cell>
          <table:table-cell table:style-name="ce4"/>
          <table:table-cell table:style-name="ce4" office:value-type="string" calcext:value-type="string">
            <text:p>Capacitación ⅓ (Cristian)</text:p>
          </table:table-cell>
          <table:table-cell table:style-name="ce4" table:number-columns-repeated="3"/>
          <table:table-cell table:style-name="ce6" office:value-type="string" calcext:value-type="string">
            <text:p>Asistentes: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10:00 a 12:00</text:p>
          </table:table-cell>
          <table:table-cell table:style-name="ce4"/>
          <table:table-cell table:style-name="ce4" office:value-type="string" calcext:value-type="string">
            <text:p>Tema: Observatorio de Calidad en Salud</text:p>
          </table:table-cell>
          <table:table-cell table:style-name="ce4" table:number-columns-repeated="3"/>
          <table:table-cell table:style-name="ce4" office:value-type="string" calcext:value-type="string">
            <text:p>Emma Barraz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C. Aguayo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Leonardo Jimenez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Jueves 5 octubre</text:p>
          </table:table-cell>
          <table:table-cell table:style-name="ce4"/>
          <table:table-cell table:style-name="ce4" office:value-type="string" calcext:value-type="string">
            <text:p>Capacitación ⅔ (Cristian)</text:p>
          </table:table-cell>
          <table:table-cell table:style-name="ce4" table:number-columns-repeated="3"/>
          <table:table-cell table:style-name="ce6" office:value-type="string" calcext:value-type="string">
            <text:p>Asistentes: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10:00 a 12:00</text:p>
          </table:table-cell>
          <table:table-cell table:style-name="ce4"/>
          <table:table-cell table:style-name="ce4" office:value-type="string" calcext:value-type="string">
            <text:p>Tema: Observatorio de Calidad en Salud</text:p>
          </table:table-cell>
          <table:table-cell table:style-name="ce4" table:number-columns-repeated="3"/>
          <table:table-cell table:style-name="ce4" office:value-type="string" calcext:value-type="string">
            <text:p>Emma Barraz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C. Aguayo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Leonardo Jimenez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Miércoles 11 octubre</text:p>
          </table:table-cell>
          <table:table-cell table:style-name="ce4"/>
          <table:table-cell table:style-name="ce4" office:value-type="string" calcext:value-type="string">
            <text:p>Capacitación 3/3 (Cristian)</text:p>
          </table:table-cell>
          <table:table-cell table:style-name="ce4" table:number-columns-repeated="3"/>
          <table:table-cell table:style-name="ce6" office:value-type="string" calcext:value-type="string">
            <text:p>Asistentes: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10:00 a 11:00</text:p>
          </table:table-cell>
          <table:table-cell table:style-name="ce4"/>
          <table:table-cell table:style-name="ce4" office:value-type="string" calcext:value-type="string">
            <text:p>Tema: Observatorio de Calidad en Salud</text:p>
          </table:table-cell>
          <table:table-cell table:style-name="ce4" table:number-columns-repeated="3"/>
          <table:table-cell table:style-name="ce4" office:value-type="string" calcext:value-type="string">
            <text:p>Emma Barraza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C. Aguayo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6"/>
          <table:table-cell table:style-name="ce4" office:value-type="string" calcext:value-type="string">
            <text:p>Leonardo Jimenez</text:p>
          </table:table-cell>
          <table:table-cell table:style-name="ce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Zona Educativa de Museos (ZEM) </text:p>
          </table:table-cell>
          <table:table-cell table:number-columns-repeated="2"/>
          <table:table-cell office:value-type="string" calcext:value-type="string">
            <text:p>No hubo capacitacione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oja1.A3:Hoja1.A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 </number:text>
      <number:number number:decimal-places="0" number:min-decimal-places="0" number:min-integer-digits="1" number:grouping="true"/>
    </number:number-style>
    <number:number-style style:name="N105">
      <number:text>-$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$ </number:text>
      <number:number number:decimal-places="2" number:min-decimal-places="2" number:min-integer-digits="1" number:grouping="true"/>
    </number:number-style>
    <number:number-style style:name="N108">
      <number:text>-$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$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$ 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$ 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1P2" style:volatile="true">
      <number:text>-</number:text>
      <number:number number:decimal-places="0" number:min-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-</number:text>
      <number:number number:decimal-places="0" number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fraction number:min-integer-digits="0" number:min-numerator-digits="2" loext:max-numerator-digits="2" number:min-denominator-digits="2" number:max-denominator-value="99"/>
    </number:number-style>
    <number:number-style style:name="N157">
      <number:fraction number:min-integer-digits="0" number:min-numerator-digits="1" loext:max-numerator-digits="1" number:min-denominator-digits="1" number:max-denominator-value="9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-00-0000</text:date>, <text:time style:data-style-name="N2" text:time-value="16:25:00.52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5T13:30:55.689000000</meta:creation-date>
    <dc:date>2023-12-05T16:06:48.984000000</dc:date>
    <meta:editing-duration>PT1H2M17S</meta:editing-duration>
    <meta:editing-cycles>7</meta:editing-cycles>
    <meta:generator>LibreOffice/7.2.4.1$Windows_X86_64 LibreOffice_project/27d75539669ac387bb498e35313b970b7fe9c4f9</meta:generator>
    <meta:document-statistic meta:table-count="1" meta:cell-count="146" meta:object-count="0"/>
  </office:meta>
</office:document-meta>
</file>